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1bbc6e" officeooo:paragraph-rsid="001bbc6e"/>
    </style:style>
    <style:style style:name="P2" style:family="paragraph" style:parent-style-name="Heading_20_2">
      <style:text-properties officeooo:rsid="00209ee0" officeooo:paragraph-rsid="00209ee0"/>
    </style:style>
    <style:style style:name="P3" style:family="paragraph" style:parent-style-name="Heading_20_2">
      <style:text-properties officeooo:rsid="0025631b" officeooo:paragraph-rsid="0025631b"/>
    </style:style>
    <style:style style:name="P4" style:family="paragraph" style:parent-style-name="Text_20_body">
      <style:text-properties officeooo:rsid="001bbc6e" officeooo:paragraph-rsid="001bbc6e"/>
    </style:style>
    <style:style style:name="P5" style:family="paragraph" style:parent-style-name="Text_20_body">
      <style:paragraph-properties fo:text-align="start" style:justify-single-word="false"/>
      <style:text-properties officeooo:rsid="001bbc6e" officeooo:paragraph-rsid="001bbc6e"/>
    </style:style>
    <style:style style:name="P6" style:family="paragraph" style:parent-style-name="Text_20_body">
      <style:paragraph-properties fo:text-align="end" style:justify-single-word="false"/>
    </style:style>
    <style:style style:name="P7" style:family="paragraph" style:parent-style-name="Text_20_body">
      <style:text-properties officeooo:rsid="001d666b" officeooo:paragraph-rsid="001d666b"/>
    </style:style>
    <style:style style:name="P8" style:family="paragraph" style:parent-style-name="Text_20_body">
      <style:text-properties officeooo:rsid="00209ee0" officeooo:paragraph-rsid="00209ee0"/>
    </style:style>
    <style:style style:name="P9" style:family="paragraph" style:parent-style-name="Text_20_body">
      <style:text-properties officeooo:rsid="00209ee0" officeooo:paragraph-rsid="00219e56"/>
    </style:style>
    <style:style style:name="P10" style:family="paragraph" style:parent-style-name="Text_20_body">
      <style:text-properties officeooo:rsid="00219e56" officeooo:paragraph-rsid="00219e56"/>
    </style:style>
    <style:style style:name="P11" style:family="paragraph" style:parent-style-name="Text_20_body">
      <style:text-properties officeooo:rsid="0025631b" officeooo:paragraph-rsid="0025631b"/>
    </style:style>
    <style:style style:name="P12" style:family="paragraph" style:parent-style-name="Title">
      <style:text-properties officeooo:rsid="001bbc6e" officeooo:paragraph-rsid="001bbc6e"/>
    </style:style>
    <style:style style:name="T1" style:family="text">
      <style:text-properties officeooo:rsid="001bbc6e"/>
    </style:style>
    <style:style style:name="T2" style:family="text">
      <style:text-properties officeooo:rsid="001d9c35"/>
    </style:style>
    <style:style style:name="T3" style:family="text">
      <style:text-properties officeooo:rsid="001f22f5"/>
    </style:style>
    <style:style style:name="T4" style:family="text">
      <style:text-properties officeooo:rsid="00219e56"/>
    </style:style>
    <style:style style:name="T5" style:family="text">
      <style:text-properties officeooo:rsid="00239958"/>
    </style:style>
    <style:style style:name="T6" style:family="text">
      <style:text-properties officeooo:rsid="002563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ab-report</text:p>
      <text:p text:style-name="Subtitle">Lab-4</text:p>
      <text:p text:style-name="P6">-<text:span text:style-name="T1">SAKSHAM BARARA, B18190</text:span></text:p>
      <text:p text:style-name="P5">Q2.</text:p>
      <text:h text:style-name="P1" text:outline-level="2">INTRODUCTION-</text:h>
      <text:p text:style-name="P4">The question asked us to implement CRC (Cyclic Redundancy check) in C language. CRC algorithm is used to detect errors which can happen during transmission of messages in a network. In such a scenario,errors are difficult to detect because a client does not have the original message with it which was sent by the server. </text:p>
      <text:h text:style-name="P2" text:outline-level="2">WHAT DOES THE CODE DO?</text:h>
      <text:p text:style-name="P7">In the given code the server generates a string consisting of a sequence of bits randomly. This CRC algorithm is applied on this string. <text:span text:style-name="T2">The original string along with the remainders obtained from the </text:span><text:span text:style-name="T3">division process of the algorithm are sent to the client. When the client receives the above information, it applies the binary modulo 2 division to the received string and finds the remainder. If string is transmitted correctly, the remainder is 0. If the remainder obtained was not zero, then it means that there was some error in transimission.</text:span></text:p>
      <text:p text:style-name="P8">This algorithm is applied to the string in parts of 8 (each byte). When error is detected in a particular byte we can ask the server to resend only that byte instead of resending the complete string.</text:p>
      <text:h text:style-name="P2" text:outline-level="2">ALGORITHM PSEUDO CODE-</text:h>
      <text:p text:style-name="P8"/>
      <text:p text:style-name="P9">Def bin_mod_2(input,key)-</text:p>
      <text:p text:style-name="P9"><text:tab/><text:span text:style-name="T4">temp=input</text:span></text:p>
      <text:p text:style-name="P8"><text:tab/>for i in [1..len(key)-1]:</text:p>
      <text:p text:style-name="P8"><text:tab/><text:tab/><text:span text:style-name="T4">temp</text:span>.add(0)</text:p>
      <text:p text:style-name="P8"><text:tab/><text:span text:style-name="T4">remainder = </text:span>perform_division(t<text:span text:style-name="T4">emp</text:span>,key)</text:p>
      <text:p text:style-name="P8"><text:tab/><text:span text:style-name="T4">input=input+remainder</text:span></text:p>
      <text:p text:style-name="P10"><text:tab/>return input</text:p>
      <text:p text:style-name="P10">// server side</text:p>
      <text:p text:style-name="P8">Def CRC(input,key)-</text:p>
      <text:p text:style-name="P8"><text:tab/><text:span text:style-name="T4">for i in range(len(input)-</text:span><text:span text:style-name="T6">7</text:span><text:span text:style-name="T4">):-</text:span></text:p>
      <text:p text:style-name="P8"><text:tab/><text:tab/><text:span text:style-name="T4">resultstring+=</text:span>bin_mod_2(input[<text:span text:style-name="T4">i</text:span>:<text:span text:style-name="T4">i+</text:span>8],key)<text:tab/></text:p>
      <text:p text:style-name="P8"><text:soft-page-break/><text:tab/><text:span text:style-name="T4"> send(resultstring)</text:span></text:p>
      <text:p text:style-name="P8"><text:tab/></text:p>
      <text:p text:style-name="P8">// <text:span text:style-name="T4">client side </text:span><text:span text:style-name="T6">(for checking)</text:span></text:p>
      <text:p text:style-name="P10">Def CRC(input,key)-</text:p>
      <text:p text:style-name="P10"><text:tab/>for i in range(len(input)-<text:span text:style-name="T6">7</text:span>):-</text:p>
      <text:p text:style-name="P9"><text:tab/><text:tab/><text:span text:style-name="T5">remainder=</text:span><text:span text:style-name="T4">perform_division</text:span>(input[<text:span text:style-name="T4">i</text:span>:<text:span text:style-name="T4">i+</text:span>8],key)</text:p>
      <text:p text:style-name="P10"><text:tab/><text:tab/><text:span text:style-name="T6">if(remainder is 0) - </text:span></text:p>
      <text:p text:style-name="P10"><text:tab/><text:tab/><text:tab/><text:span text:style-name="T6">print(“no error in byte number i”) </text:span></text:p>
      <text:p text:style-name="P10"><text:tab/><text:tab/><text:span text:style-name="T6">else-</text:span></text:p>
      <text:p text:style-name="P10"><text:tab/><text:tab/><text:tab/><text:span text:style-name="T6">print(“error in byte number i”)</text:span></text:p>
      <text:h text:style-name="P3" text:outline-level="2">PARAMETERS-</text:h>
      <text:p text:style-name="P11">Divisor used = “11001” length = 5</text:p>
      <text:h text:style-name="P3" text:outline-level="2">CONCLUSION-</text:h>
      <text:p text:style-name="P11">The client is able to detect errors in transmission by using CRC algorith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31T01:01:51.653206239</meta:creation-date>
    <dc:date>2021-05-31T01:32:10.232249023</dc:date>
    <meta:editing-duration>PT19M35S</meta:editing-duration>
    <meta:editing-cycles>8</meta:editing-cycles>
    <meta:generator>LibreOffice/6.4.7.2$Linux_X86_64 LibreOffice_project/40$Build-2</meta:generator>
    <meta:document-statistic meta:table-count="0" meta:image-count="0" meta:object-count="0" meta:page-count="2" meta:paragraph-count="35" meta:word-count="274" meta:character-count="1802" meta:non-whitespace-character-count="1532"/>
  </office:meta>
</office:document-meta>
</file>